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ufgabe 1:</text:p>
      <text:p text:style-name="P1"/>
      <text:p text:style-name="P1">Es gibt zwei unterschiedliche arten von Notständen einem Inneren und einem äußeren Notstand.</text:p>
      <text:p text:style-name="P1">Beide schützen die Allgemeinheit mit unterschiedlichen Voraussetzungen.</text:p>
      <text:p text:style-name="P1"/>
      <text:p text:style-name="P1">Außerdem gibt es ein Katastrophenfall dieser besitzt ähnliche Regelungen wie der innere Notstand und tritt bei Naturkatastrophen in kraft.</text:p>
      <text:p text:style-name="P1">Der innere Notstand dient zum Schutz der demokratischen Grundordnung unter der Sicherheit der Allgemeinheit. Hingegen der äußere Notstand bei krieg und angriffe von außerhalb in kraft tritt.</text:p>
      <text:p text:style-name="P1"/>
      <text:p text:style-name="P1">Aufgabe 2:</text:p>
      <text:p text:style-name="P1"/>
      <text:p text:style-name="P1">Die maß nahmen die ergriffen wurden dient zur Eindämmung und soll denn Massenausbruch nach hinten verschieben.</text:p>
      <text:p text:style-name="P1">Die maß nahmen mit der Ausgangsperre ist gerechtfertigt sollte aber strenger kontrolliert werden.</text:p>
      <text:p text:style-name="P1"/>
      <text:p text:style-name="P1"/>
      <text:p text:style-name="P1">Aufgabe 3:</text:p>
      <text:p text:style-name="P1"/>
      <text:p text:style-name="P1">In der Weimarer Republik war der Reichspräsident in der Lage den Notstand ohne der Zustimmung des Parlamentes auszurufen und konnte so Gesetze erlassen die nicht mit der Verfassung übereinstimmten.</text:p>
      <text:p text:style-name="P1"/>
      <text:p text:style-name="P1">Beim Nationalsozialismus erlaubte der Notstand Zeitungen zu zensieren und öffentliche Versammlungen zu verbieten. Außerdem erlaubte es der Regierung politische Gegner zu verhaf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58S</meta:editing-duration>
    <meta:editing-cycles>3</meta:editing-cycles>
    <meta:generator>OpenOffice/4.1.5$Win32 OpenOffice.org_project/415m1$Build-9789</meta:generator>
    <dc:date>2020-04-05T23:50:30.26</dc:date>
    <meta:document-statistic meta:table-count="0" meta:image-count="0" meta:object-count="0" meta:page-count="1" meta:paragraph-count="11" meta:word-count="152" meta:character-count="1105"/>
    <dc:creator>marvin stocker</dc:creator>
    <meta:user-defined meta:name="Info 1"/>
    <meta:user-defined meta:name="Info 2"/>
    <meta:user-defined meta:name="Info 3"/>
    <meta:user-defined meta:name="Info 4"/>
  </office:meta>
</office:document-meta>
</file>